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981" officeooo:paragraph-rsid="0016e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3:38:05.781386546</meta:creation-date>
    <dc:date>2022-10-03T23:38:31.307857395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6.2$Linux_X86_64 LibreOffice_project/30$Build-2</meta:generator>
  </office:meta>
</office:document-meta>
</file>